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gsana New1" svg:font-family="'Angsana New'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17" style:family="table">
      <style:table-properties style:width="11.85cm" fo:break-before="page" table:align="margins"/>
    </style:style>
    <style:style style:name="Table17.A" style:family="table-column">
      <style:table-column-properties style:column-width="1.707cm" style:rel-column-width="9444*"/>
    </style:style>
    <style:style style:name="Table17.B" style:family="table-column">
      <style:table-column-properties style:column-width="2.154cm" style:rel-column-width="11912*"/>
    </style:style>
    <style:style style:name="Table17.C" style:family="table-column">
      <style:table-column-properties style:column-width="1.326cm" style:rel-column-width="7336*"/>
    </style:style>
    <style:style style:name="Table17.D" style:family="table-column">
      <style:table-column-properties style:column-width="6.662cm" style:rel-column-width="36843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D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 style:data-style-name="N107">
      <style:table-cell-properties style:vertical-align="bottom" fo:padding="0.097cm" fo:border-left="0.002cm solid #000000" fo:border-right="none" fo:border-top="none" fo:border-bottom="0.002cm solid #000000"/>
    </style:style>
    <style:style style:name="Table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3" style:family="paragraph" style:parent-style-name="Text_20_body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4" style:family="paragraph" style:parent-style-name="Table_20_Heading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8" style:family="paragraph" style:parent-style-name="ChapterNo">
      <style:paragraph-properties fo:break-before="page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paragraph-properties fo:margin-left="-1.251cm" fo:margin-right="0cm" fo:text-indent="0cm" style:auto-text-indent="false"/>
    </style:style>
    <style:style style:name="P11" style:family="paragraph" style:parent-style-name="Standard" style:list-style-name="L1">
      <style:paragraph-properties fo:margin-left="0cm" fo:margin-right="0cm" fo:text-align="center" style:justify-single-word="false" fo:text-indent="0cm" style:auto-text-indent="false"/>
      <style:text-properties style:font-name="Times New Roman" fo:font-weight="bold" style:font-weight-asian="bold" style:font-weight-complex="bold"/>
    </style:style>
    <style:style style:name="P12" style:family="paragraph" style:parent-style-name="Chaptertitle">
      <style:text-properties style:font-name="Arial" fo:font-size="10pt" style:font-size-asian="10pt" style:font-size-complex="10pt"/>
    </style:style>
    <style:style style:name="P13" style:family="paragraph" style:parent-style-name="Text_20_body" style:list-style-name="L3"/>
    <style:style style:name="P14" style:family="paragraph" style:parent-style-name="Text_20_body" style:list-style-name="L4">
      <style:paragraph-properties fo:margin-left="0cm" fo:margin-right="0cm" fo:text-indent="0cm" style:auto-text-indent="false"/>
    </style:style>
    <style:style style:name="P15" style:family="paragraph" style:parent-style-name="Text_20_body" style:list-style-name="L5"/>
    <style:style style:name="P16" style:family="paragraph" style:parent-style-name="Heading_20_1" style:list-style-name="L6">
      <style:paragraph-properties fo:margin-left="-2.501cm" fo:margin-right="0cm" fo:text-indent="0cm" style:auto-text-indent="false"/>
    </style:style>
    <style:style style:name="P17" style:family="paragraph" style:parent-style-name="Text_20_body" style:list-style-name="L7">
      <style:paragraph-properties fo:margin-left="0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Heading_20_1" style:list-style-name="L7">
      <style:paragraph-properties fo:margin-left="-2.501cm" fo:margin-right="0cm" fo:text-indent="0cm" style:auto-text-indent="false"/>
    </style:style>
    <style:style style:name="P19" style:family="paragraph" style:parent-style-name="Text_20_body" style:list-style-name="L7">
      <style:paragraph-properties fo:margin-left="-2.501cm" fo:margin-right="0cm" fo:text-indent="0cm" style:auto-text-indent="false"/>
    </style:style>
    <style:style style:name="P20" style:family="paragraph" style:parent-style-name="Standard" style:list-style-name="L8">
      <style:paragraph-properties fo:margin-left="0cm" fo:margin-right="0cm" fo:text-indent="0.503cm" style:auto-text-indent="false"/>
    </style:style>
    <style:style style:name="P21" style:family="paragraph" style:parent-style-name="Standard">
      <style:paragraph-properties fo:margin-left="0cm" fo:margin-right="0cm" fo:text-indent="0cm" style:auto-text-indent="false"/>
    </style:style>
    <style:style style:name="P22" style:family="paragraph" style:parent-style-name="Standard" style:list-style-name="L9">
      <style:paragraph-properties fo:margin-left="0.582cm" fo:margin-right="0cm" fo:text-indent="0cm" style:auto-text-indent="false"/>
    </style:style>
    <style:style style:name="P23" style:family="paragraph" style:parent-style-name="Standard" style:list-style-name="L10">
      <style:paragraph-properties fo:margin-left="0.582cm" fo:margin-right="0cm" fo:text-indent="0cm" style:auto-text-indent="false"/>
    </style:style>
    <style:style style:name="T1" style:family="text">
      <style:text-properties fo:color="#ff0000"/>
    </style:style>
    <style:style style:name="T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text-transform="uppercase" fo:color="#ff0000" fo:font-style="italic" style:text-underline-style="none" fo:background-color="transparent" style:font-style-asian="italic" style:font-name-complex="AngsanaUP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7.62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498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66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4.83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00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16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8.33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9.50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0.672cm" text:min-label-width="0.635cm"/>
        <style:text-properties style:font-name="StarSymbol"/>
      </text:list-level-style-bullet>
    </text:list-style>
    <number:date-style style:name="N107">
      <number:day number:calendar="buddhist" number:style="long"/>
      <number:text>/</number:text>
      <number:month number:calendar="buddhist" number:style="long"/>
      <number:text>/</number:text>
      <number:year number:calendar="buddhist"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/>
      <text:p text:style-name="Standard"/>
      <text:p text:style-name="P1"/>
      <text:p text:style-name="P2"><text:span text:style-name="T1">E-</text:span>block</text:p>
      <text:p text:style-name="P2">H/W </text:p>
      <text:p text:style-name="P3">Module Spec.</text:p>
      <text:p text:style-name="P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>
            <table:table-cell table:style-name="Table17.A1" office:value-type="string">
              <text:p text:style-name="P4">Vsion</text:p>
            </table:table-cell>
            <table:table-cell table:style-name="Table17.A1" office:value-type="string">
              <text:p text:style-name="P4">Date</text:p>
            </table:table-cell>
            <table:table-cell table:style-name="Table17.A1" office:value-type="string">
              <text:p text:style-name="P4">By</text:p>
            </table:table-cell>
            <table:table-cell table:style-name="Table17.D1" office:value-type="string">
              <text:p text:style-name="P4">Modified</text:p>
            </table:table-cell>
          </table:table-row>
        </table:table-header-rows>
        <table:table-row>
          <table:table-cell table:style-name="Table17.A2" office:value-type="string">
            <text:p text:style-name="P5"/>
          </table:table-cell>
          <table:table-cell table:style-name="Table17.B2" office:value-type="date" office:date-value="2006-03-10">
            <text:p text:style-name="P6">10/03/2549</text:p>
          </table:table-cell>
          <table:table-cell table:style-name="Table17.A2" office:value-type="string">
            <text:p text:style-name="P5">Wichai</text:p>
          </table:table-cell>
          <table:table-cell table:style-name="Table17.D2" office:value-type="string">
            <text:p text:style-name="P5"/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0</text:p>
      <text:h text:style-name="Chaptertitle" text:outline-level="1">Guidelines for the template</text:h>
      <text:p text:style-name="Standard">Use this template to document the new HW template. Chapter 1 is the index for all HW block. <text:s text:c="2"/>Start from chapter 2 is each HW block spec which compose of the following items. Appendix A is the chapter template. To use template copy Appendix A to your new chapter. <text:s/>And fill in the template. <text:s text:c="3"/><text:span text:style-name="T2"><text:tab/><text:tab/></text:span></text:p>
      <text:list text:style-name="L1">
        <text:list-item>
          <text:p text:style-name="P9">Block Objective</text:p>
        </text:list-item>
        <text:list-item>
          <text:p text:style-name="P9">Theory of operation for this module</text:p>
        </text:list-item>
        <text:list-item>
          <text:p text:style-name="P9"><text:s/>Files location</text:p>
        </text:list-item>
        <text:list-item>
          <text:p text:style-name="P9">Pins diagram</text:p>
        </text:list-item>
        <text:list-item>
          <text:p text:style-name="P9">Schematics description</text:p>
        </text:list-item>
        <text:list-item>
          <text:p text:style-name="P9">Resource Usage <text:s/>( Worksheet)</text:p>
        </text:list-item>
        <text:list-item>
          <text:p text:style-name="P9">Future enhancement</text:p>
          <text:p text:style-name="P10">For new block development, update chapter 1 to add new block.</text:p>
          <text:p text:style-name="P11"><text:span text:style-name="T3">When FinISH DELETE THIS CHAPTER</text:span></text:p>
        </text:list-item>
      </text:list>
      <text:p text:style-name="P8">A</text:p>
      <text:h text:style-name="Chaptertitle" text:outline-level="1">H/W Block template</text:h>
      <text:h text:style-name="P12" text:outline-level="1"/>
      <text:p text:style-name="Heading_20_1">Block Objective</text:p>
      <text:p text:style-name="Text_20_body">What is this block objective</text:p>
      <text:p text:style-name="Heading_20_1">Block requirement </text:p>
      <text:p text:style-name="Text_20_body">What need to be developed.</text:p>
      <text:p text:style-name="Heading_20_1">Theory of Operation</text:p>
      <text:p text:style-name="Text_20_body">Describe the technology use in the module <text:s/>Ex. SD_ Card, LAN</text:p>
      <text:p text:style-name="Heading_20_1">Files Location</text:p>
      <text:list text:style-name="L3">
        <text:list-item>
          <text:p text:style-name="P13">Schematics location</text:p>
        </text:list-item>
        <text:list-item>
          <text:p text:style-name="P13">PCB location</text:p>
        </text:list-item>
      </text:list>
      <text:p text:style-name="Heading_20_1">BOM</text:p>
      <text:list text:style-name="L4">
        <text:list-item>
          <text:p text:style-name="P14">Parts number and quantity </text:p>
        </text:list-item>
        <text:list-item>
          <text:p text:style-name="P14">Price</text:p>
        </text:list-item>
      </text:list>
      <text:p text:style-name="Heading_20_1">Pin diagram</text:p>
      <text:p text:style-name="Text_20_body">How the pins are connected according to E-block standard. Which pins have been used.</text:p>
      <text:list text:style-name="L5">
        <text:list-item>
          <text:p text:style-name="P15">Jumper select (if apply)</text:p>
        </text:list-item>
      </text:list>
      <text:p text:style-name="Heading_20_1">Schematics <text:s/>Description</text:p>
      <text:p text:style-name="Text_20_body">Explain the operation of circuit</text:p>
      <text:list text:style-name="L6">
        <text:list-header>
          <text:p text:style-name="P16">H/W Resource usage <text:s/>( Worksheet)</text:p>
        </text:list-header>
      </text:list>
      <text:list text:style-name="L7">
        <text:list-item>
          <text:p text:style-name="P17">Peripheral <text:s/>Ex. Timer, Serial</text:p>
        </text:list-item>
        <text:list-item>
          <text:p text:style-name="P17">I/O Port / Pin Usage<text:tab/></text:p>
        </text:list-item>
        <text:list-item>
          <text:p text:style-name="P17">Register usage/ Setting</text:p>
          <text:list>
            <text:list-header>
              <text:p text:style-name="P18"><text:s text:c="5"/>Relate Software module</text:p>
              <text:p text:style-name="P19">To show which software module relate to this HW block</text:p>
              <text:p text:style-name="P19"><text:s text:c="5"/></text:p>
            </text:list-header>
          </text:list>
        </text:list-item>
      </text:list>
      <text:p text:style-name="Heading_20_1">Future enhancement</text:p>
      <text:p text:style-name="Text_20_body">Potential future expand </text:p>
      <text:list text:style-name="L6">
        <text:list-header>
          <text:p text:style-name="P16">Template manual</text:p>
        </text:list-header>
      </text:list>
      <text:p text:style-name="Standard">Style in these template</text:p>
      <text:p text:style-name="Standard"><text:tab/>Chapterno <text:s text:c="4"/>number of chapter</text:p>
      <text:p text:style-name="Standard"><text:tab/>Chaptertitle <text:s text:c="2"/>title chapter </text:p>
      <text:p text:style-name="Standard"/>
      <text:p text:style-name="Standard">Tips to use template</text:p>
      <text:list text:style-name="L8">
        <text:list-item>
          <text:p text:style-name="P20">Always <text:s/>end chapter with page break</text:p>
        </text:list-item>
      </text:list>
      <text:p text:style-name="P21"/>
      <text:p text:style-name="Standard"/>
      <text:p text:style-name="Standard">How to enter index</text:p>
      <text:p text:style-name="Standard">How to set//enter chapter</text:p>
      <text:list text:style-name="L9">
        <text:list-item>
          <text:p text:style-name="P22">Goto edit paragraph/styles (click right mouse button)</text:p>
        </text:list-item>
        <text:list-item>
          <text:p text:style-name="P22">select organizer tab </text:p>
        </text:list-item>
        <text:list-item>
          <text:p text:style-name="P22">set next style for style use next </text:p>
        </text:list-item>
        <text:list-item>
          <text:p text:style-name="P22">set style category </text:p>
        </text:list-item>
      </text:list>
      <text:p text:style-name="Standard"/>
      <text:p text:style-name="Standard">How to set/enter toc</text:p>
      <text:list text:style-name="L9">
        <text:list-item text:start-value="1">
          <text:p text:style-name="P22">Goto edit index/table</text:p>
        </text:list-item>
        <text:list-item>
          <text:p text:style-name="P22">At index/table tab check outline box and press ... to edit</text:p>
        </text:list-item>
      </text:list>
      <text:list text:style-name="L10">
        <text:list-item>
          <text:p text:style-name="P23">Map desired style to TOC level</text:p>
        </text:list-item>
      </text:list>
      <text:p text:style-name="Standard"/>
      <text:h text:style-name="Chaptertitl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gsana New1" svg:font-family="'Angsana New'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" style:font-size-complex="18.6499996185303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Angsana New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8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1.35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8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0.3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9.85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9.35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8.85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8.35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7.8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7.357cm" style:type="right" style:leader-style="dotted" style:leader-text="."/>
        </style:tab-stops>
      </style:paragraph-properties>
    </style:style>
    <style:style style:name="ChapterNo" style:family="paragraph" style:parent-style-name="Heading_20_1" style:next-style-name="Chaptertitle" style:auto-update="true" style:class="chapter" style:master-page-name="">
      <style:paragraph-properties fo:margin-left="0cm" fo:margin-right="0cm" fo:margin-top="3cm" fo:margin-bottom="0cm" fo:text-align="end" style:justify-single-word="false" fo:keep-together="always" fo:text-indent="0cm" style:auto-text-indent="false" fo:background-color="transparent" fo:padding="0cm" fo:border="none" style:shadow="none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size-asian="72pt" style:font-weight-asian="bold" style:font-name-complex="AngsanaUPC" style:font-size-complex="72pt" style:font-weight-complex="bold"/>
    </style:style>
    <style:style style:name="Chaptertitle" style:family="paragraph" style:parent-style-name="Heading" style:auto-update="true" style:class="chapter" style:master-page-name="" style:default-outline-level="1">
      <style:paragraph-properties fo:margin-top="0cm" fo:margin-bottom="0.101cm" fo:text-align="end" style:justify-single-word="false" fo:keep-together="always" fo:background-color="transparent" style:shadow="none" fo:keep-with-next="auto">
        <style:tab-stops/>
        <style:background-image/>
      </style:paragraph-properties>
      <style:text-properties style:font-name="Times New Roman1" fo:font-size="16pt" fo:font-style="italic" style:text-underline-style="solid" style:text-underline-width="auto" style:text-underline-color="font-color" style:font-size-complex="16pt" style:font-style-complex="italic"/>
    </style:style>
    <style:style style:name="Chaptertext" style:family="paragraph" style:parent-style-name="Heading_20_8" style:class="text" style:master-page-name="">
      <style:text-properties style:font-name="Times New Roman1" fo:font-size="12pt" fo:font-weight="normal" style:font-size-complex="12pt" style:font-weight-complex="normal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</style:style>
    <style:style style:name="T1" style:family="text">
      <style:text-properties fo:color="#ff0000" style:font-name="Brush Flash" fo:font-size="18pt" style:font-size-asian="18pt" style:font-size-complex="10pt"/>
    </style:style>
    <style:style style:name="T2" style:family="text">
      <style:text-properties fo:color="#ff0000" style:font-name="Sci Fied 2002" fo:font-size="9pt" style:font-size-asian="9pt" style:font-size-complex="10pt"/>
    </style:style>
    <style:style style:name="T3" style:family="text">
      <style:text-properties style:font-name="Sci Fied 2002" fo:font-size="9pt" style:font-size-asian="9pt" style:font-size-complex="10pt"/>
    </style:style>
    <style:style style:name="T4" style:family="text">
      <style:text-properties style:font-name="Sci Fied 2002" fo:font-size="9pt" style:font-size-asian="9pt" style:font-size-complex="9pt"/>
    </style:style>
    <style:style style:name="T5" style:family="text">
      <style:text-properties style:font-name="Sci Fied 2002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page-layout style:name="pm1">
      <style:page-layout-properties fo:page-width="14.85cm" fo:page-height="21.001cm" style:num-format="1" style:print-orientation="portrait" fo:margin-top="2cm" fo:margin-bottom="2cm" fo:margin-left="2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<text:s/></text:span><text:span text:style-name="T2">Gear</text:span><text:span text:style-name="T3">tronics.net <text:s text:c="22"/></text:span><text:span text:style-name="T4"><text:s text:c="12"/></text:span><text:span text:style-name="T5">E-block H/W Module <text:s/></text:span><text:span text:style-name="T6"><text:s/></text:span><text:span text:style-name="T7"><text:page-number text:select-page="current">6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8-02-21T11:23:44</meta:creation-date>
    <dc:creator>wichai tos</dc:creator>
    <dc:date>2008-08-01T09:39:40</dc:date>
    <dc:language>en-US</dc:language>
    <meta:editing-cycles>12</meta:editing-cycles>
    <meta:editing-duration>PT3H27M2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67" meta:word-count="301" meta:character-count="1817"/>
  </office:meta>
</office:document-meta>
</file>